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Arial" officeooo:rsid="0000450b" officeooo:paragraph-rsid="00007284"/>
    </style:style>
    <style:style style:name="P2" style:family="paragraph" style:parent-style-name="Text_20_body">
      <style:text-properties style:font-name="Arial" officeooo:rsid="0000450b" officeooo:paragraph-rsid="00007284"/>
    </style:style>
    <style:style style:name="P3" style:family="paragraph" style:parent-style-name="Text_20_body">
      <style:text-properties style:font-name="Arial" officeooo:rsid="00238f4c" officeooo:paragraph-rsid="00007284"/>
    </style:style>
    <style:style style:name="P4" style:family="paragraph" style:parent-style-name="Text_20_body">
      <style:text-properties style:font-name="Arial" officeooo:rsid="0016e4c6" officeooo:paragraph-rsid="00007284"/>
    </style:style>
    <style:style style:name="P5" style:family="paragraph" style:parent-style-name="Text_20_body">
      <style:text-properties style:font-name="Arial" officeooo:rsid="00020e96" officeooo:paragraph-rsid="00007284"/>
    </style:style>
    <style:style style:name="P6" style:family="paragraph" style:parent-style-name="Text_20_body">
      <style:text-properties style:font-name="Arial" officeooo:paragraph-rsid="00007284"/>
    </style:style>
    <style:style style:name="P7" style:family="paragraph" style:parent-style-name="Text_20_body">
      <style:text-properties style:font-name="Arial" officeooo:rsid="0001519d" officeooo:paragraph-rsid="0001519d"/>
    </style:style>
    <style:style style:name="P8" style:family="paragraph" style:parent-style-name="Text_20_body">
      <style:text-properties style:font-name="Arial" officeooo:rsid="0001519d" officeooo:paragraph-rsid="0001519d"/>
    </style:style>
    <style:style style:name="P9" style:family="paragraph" style:parent-style-name="Text_20_body">
      <style:text-properties style:font-name="Arial" officeooo:rsid="00015261" officeooo:paragraph-rsid="00015261"/>
    </style:style>
    <style:style style:name="P10" style:family="paragraph" style:parent-style-name="Heading_20_1">
      <style:text-properties style:font-name="Arial" officeooo:rsid="0000450b" officeooo:paragraph-rsid="00007284"/>
    </style:style>
    <style:style style:name="P11" style:family="paragraph" style:parent-style-name="Heading_20_1">
      <style:text-properties style:font-name="Arial" officeooo:rsid="00020e96" officeooo:paragraph-rsid="00007284"/>
    </style:style>
    <style:style style:name="T1" style:family="text">
      <style:text-properties officeooo:rsid="0025a274"/>
    </style:style>
    <style:style style:name="T2" style:family="text">
      <style:text-properties officeooo:rsid="0014c7f1"/>
    </style:style>
    <style:style style:name="T3" style:family="text">
      <style:text-properties officeooo:rsid="00007284"/>
    </style:style>
    <style:style style:name="T4" style:family="text">
      <style:text-properties officeooo:rsid="00100d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</text:span> <text:span text:style-name="T3">8</text:span>. <text:s/><text:span text:style-name="T2">Storing persistent states.</text:span></text:p>
      <text:p text:style-name="P2"/>
      <text:h text:style-name="P10" text:outline-level="1">Background: <text:s/></text:h>
      <text:p text:style-name="P3">Here, <text:span text:style-name="T2">we learn how to create S3 buckets for persistent storage and use DynamoDB to store our states in tables. <text:s/>We do this so that we can store our tfstate files remotely, and securely and allow versioning control so that recovery and rollbacks can be achieved as required. <text:s/></text:span></text:p>
      <text:p text:style-name="P3"/>
      <text:p text:style-name="P3"/>
      <text:h text:style-name="P11" text:outline-level="1">Tasks:</text:h>
      <text:p text:style-name="P6"/>
      <text:p text:style-name="P5">1. <text:span text:style-name="T4">Make a directory called ‘lab8’ underneath the terraform-labs directory.</text:span></text:p>
      <text:p text:style-name="P4">2. <text:s/>Change into the directory.</text:p>
      <text:p text:style-name="P7">3. <text:s/>Create an S3 bucket </text:p>
      <text:p text:style-name="P7">4. <text:s/>Create a dynamodb instance </text:p>
      <text:p text:style-name="P9">5. <text:s/>Tie the state file to the dynamodb instance by creating a table</text:p>
      <text:p text:style-name="P9"><text:s text:c="5"/>in the database that uses the .tfstate file as its data source. </text:p>
      <text:p text:style-name="P9">6. <text:s/>Now run the terraform init, plan and apply. comman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14:19.337385650</meta:creation-date>
    <dc:date>2019-05-30T06:21:45.677764000</dc:date>
    <meta:editing-duration>PT15M52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1" meta:paragraph-count="11" meta:word-count="115" meta:character-count="681" meta:non-whitespace-character-count="557"/>
  </office:meta>
</office:document-meta>
</file>